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902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1.1228in"/>
    </style:style>
    <style:style style:name="co12" style:family="table-column">
      <style:table-column-properties fo:break-before="auto" style:column-width="1.0516in"/>
    </style:style>
    <style:style style:name="co13" style:family="table-column">
      <style:table-column-properties fo:break-before="auto" style:column-width="2.1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3">
      <style:table-cell-properties fo:background-color="#cccccc"/>
      <style:text-properties style:text-position=""/>
    </style:style>
    <style:style style:name="ce4" style:family="table-cell" style:parent-style-name="Default" style:data-style-name="N3">
      <style:text-properties fo:color="#800000" style:text-position=""/>
    </style:style>
    <style:style style:name="ce5" style:family="table-cell" style:parent-style-name="Default" style:data-style-name="N3">
      <style:text-properties fo:color="#ff6600" style:text-position=""/>
    </style:style>
    <style:style style:name="ce6" style:family="table-cell" style:parent-style-name="Default" style:data-style-name="N3">
      <style:text-properties fo:color="#ff0000" style:text-position="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 style:data-style-name="N122">
      <style:text-properties style:text-position="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3">
      <style:table-cell-properties fo:background-color="#cccccc"/>
    </style:style>
    <style:style style:name="ce13" style:family="table-cell" style:parent-style-name="Default" style:data-style-name="N3">
      <style:text-properties fo:color="#800000"/>
    </style:style>
    <style:style style:name="ce14" style:family="table-cell" style:parent-style-name="Default" style:data-style-name="N3">
      <style:text-properties fo:color="#ff6600"/>
    </style:style>
    <style:style style:name="ce15" style:family="table-cell" style:parent-style-name="Default" style:data-style-name="N3">
      <style:text-properties fo:color="#ff0000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2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ext-properties fo:color="#ff3333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table:style-name="ce2" office:value-type="string" calcext:value-type="string" table:number-columns-spanned="2" table:number-rows-spanned="1">
            <text:p>trai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table:formula="of:=&quot;&quot;&quot;&quot; &amp; [.H3] &amp; &quot;&quot;&quot;,&quot;" office:value-type="string" office:string-value="&quot;NULL&quot;," calcext:value-type="string">
            <text:p>"NULL",</text:p>
          </table:table-cell>
          <table:table-cell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4"/>
          <table:table-cell office:value-type="string" calcext:value-type="string">
            <text:p>numeric</text:p>
          </table:table-cell>
          <table:table-cell table:formula="of:=&quot;&quot;&quot;&quot; &amp; [.H4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numeric</text:p>
          </table:table-cell>
          <table:table-cell table:formula="of:=&quot;&quot;&quot;&quot; &amp; [.H5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2356" calcext:value-type="float">
            <text:p>2356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4259" calcext:value-type="float">
            <text:p>4259</text:p>
          </table:table-cell>
          <table:table-cell table:style-name="ce5" office:value-type="float" office:value="2892" calcext:value-type="float">
            <text:p>289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9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0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4551" calcext:value-type="float">
            <text:p>4551</text:p>
          </table:table-cell>
          <table:table-cell table:style-name="ce5" office:value-type="float" office:value="3434" calcext:value-type="float">
            <text:p>3434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1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203" calcext:value-type="float">
            <text:p>203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2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3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6" office:value-type="float" office:value="209565" calcext:value-type="float">
            <text:p>209565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4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6" office:value-type="float" office:value="609169" calcext:value-type="float">
            <text:p>609169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5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5" office:value-type="float" office:value="259" calcext:value-type="float">
            <text:p>259</text:p>
          </table:table-cell>
          <table:table-cell table:style-name="ce5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9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19] &amp; &quot;&quot;&quot;,&quot;" office:value-type="string" office:string-value="&quot;C14&quot;," calcext:value-type="string">
            <text:p>"C14",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0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0] &amp; &quot;&quot;&quot;,&quot;" office:value-type="string" office:string-value="&quot;C15&quot;," calcext:value-type="string">
            <text:p>"C15",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1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1] &amp; &quot;&quot;&quot;,&quot;" office:value-type="string" office:string-value="&quot;C16&quot;," calcext:value-type="string">
            <text:p>"C16",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2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2] &amp; &quot;&quot;&quot;,&quot;" office:value-type="string" office:string-value="&quot;C17&quot;," calcext:value-type="string">
            <text:p>"C17",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3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3] &amp; &quot;&quot;&quot;,&quot;" office:value-type="string" office:string-value="&quot;C18&quot;," calcext:value-type="string">
            <text:p>"C18",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4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4] &amp; &quot;&quot;&quot;,&quot;" office:value-type="string" office:string-value="&quot;C19&quot;," calcext:value-type="string">
            <text:p>"C19",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5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5] &amp; &quot;&quot;&quot;,&quot;" office:value-type="string" office:string-value="&quot;C20&quot;," calcext:value-type="string">
            <text:p>"C20",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6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6] &amp; &quot;&quot;&quot;,&quot;" office:value-type="string" office:string-value="&quot;C21&quot;," calcext:value-type="string">
            <text:p>"C21",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b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5297228" calcext:value-type="float">
            <text:p>25297228</text:p>
          </table:table-cell>
          <table:table-cell office:value-type="float" office:value="2818157" calcext:value-type="float">
            <text:p>2818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474" calcext:value-type="float">
            <text:p>4474</text:p>
          </table:table-cell>
          <table:table-cell office:value-type="float" office:value="2695" calcext:value-type="float">
            <text:p>2695</text:p>
          </table:table-cell>
          <table:table-cell office:value-type="float" office:value="92" calcext:value-type="float">
            <text:p>92</text:p>
          </table:table-cell>
          <table:table-cell office:value-type="float" office:value="1520" calcext:value-type="float">
            <text:p>1520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4" calcext:value-type="float">
            <text:p>7744</text:p>
          </table:table-cell>
          <table:table-cell office:value-type="float" office:value="3365" calcext:value-type="float">
            <text:p>3365</text:p>
          </table:table-cell>
          <table:table-cell office:value-type="float" office:value="167" calcext:value-type="float">
            <text:p>167</text:p>
          </table:table-cell>
          <table:table-cell office:value-type="float" office:value="4259" calcext:value-type="float">
            <text:p>425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756821" calcext:value-type="float">
            <text:p>756821</text:p>
          </table:table-cell>
          <table:table-cell office:value-type="float" office:value="67789" calcext:value-type="float">
            <text:p>67789</text:p>
          </table:table-cell>
          <table:table-cell office:value-type="float" office:value="56365" calcext:value-type="float">
            <text:p>56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4293614" calcext:value-type="float">
            <text:p>4293614</text:p>
          </table:table-cell>
          <table:table-cell office:value-type="float" office:value="611214" calcext:value-type="float">
            <text:p>611214</text:p>
          </table:table-cell>
          <table:table-cell office:value-type="float" office:value="334233" calcext:value-type="float">
            <text:p>334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6350" calcext:value-type="float">
            <text:p>6350</text:p>
          </table:table-cell>
          <table:table-cell office:value-type="float" office:value="4420" calcext:value-type="float">
            <text:p>44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003" calcext:value-type="float">
            <text:p>2003</text:p>
          </table:table-cell>
          <table:table-cell office:value-type="float" office:value="938" calcext:value-type="float">
            <text:p>938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p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5131739" calcext:value-type="float">
            <text:p>15131739</text:p>
          </table:table-cell>
          <table:table-cell office:value-type="float" office:value="1759307" calcext:value-type="float">
            <text:p>1759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1964" calcext:value-type="float">
            <text:p>1964</text:p>
          </table:table-cell>
          <table:table-cell office:value-type="float" office:value="906" calcext:value-type="float">
            <text:p>90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do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1987938" calcext:value-type="float">
            <text:p>1987938</text:p>
          </table:table-cell>
          <table:table-cell office:value-type="float" office:value="227257" calcext:value-type="float">
            <text:p>227257</text:p>
          </table:table-cell>
          <table:table-cell office:value-type="float" office:value="157475" calcext:value-type="float">
            <text:p>157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2950534" calcext:value-type="float">
            <text:p>2950534</text:p>
          </table:table-cell>
          <table:table-cell office:value-type="float" office:value="516101" calcext:value-type="float">
            <text:p>516101</text:p>
          </table:table-cell>
          <table:table-cell office:value-type="float" office:value="330055" calcext:value-type="float">
            <text:p>33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7508" calcext:value-type="float">
            <text:p>7508</text:p>
          </table:table-cell>
          <table:table-cell office:value-type="float" office:value="4724" calcext:value-type="float">
            <text:p>472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421" calcext:value-type="float">
            <text:p>2421</text:p>
          </table:table-cell>
          <table:table-cell office:value-type="float" office:value="1108" calcext:value-type="float">
            <text:p>110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00" calcext:value-type="float">
            <text:p>400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" table:style-name="ta1">
        <table:table-column table:style-name="co8" table:default-cell-style-name="Default"/>
        <table:table-column table:style-name="co9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9590" calcext:value-type="float">
            <text:p>291095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7282" calcext:value-type="float">
            <text:p>11247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1" calcext:value-type="float">
            <text:p>13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77" calcext:value-type="float">
            <text:p>435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20812" calcext:value-type="float">
            <text:p>222081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140632" calcext:value-type="float">
            <text:p>3714063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5304" calcext:value-type="float">
            <text:p>3530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3457" calcext:value-type="float">
            <text:p>90345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512" calcext:value-type="float">
            <text:p>1135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4886838" calcext:value-type="float">
            <text:p>34886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317443" calcext:value-type="float">
            <text:p>33174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181796" calcext:value-type="float">
            <text:p>21817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806334" calcext:value-type="float">
            <text:p>180633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98794" calcext:value-type="float">
            <text:p>2987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103365" calcext:value-type="float">
            <text:p>1033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8136554" calcext:value-type="float">
            <text:p>3813655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74533" calcext:value-type="float">
            <text:p>745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table:style-name="Default" office:value-type="string" calcext:value-type="string">
            <text:p>device_conn_type</text:p>
          </table:table-cell>
          <table:table-cell table:style-name="ce9"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58510" calcext:value-type="float">
            <text:p>24358510</text:p>
          </table:table-cell>
          <table:table-cell table:style-name="ce9" office:value-type="float" office:value="0.1785063" calcext:value-type="float">
            <text:p>0.178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497630" calcext:value-type="float">
            <text:p>10497630</text:p>
          </table:table-cell>
          <table:table-cell table:style-name="ce9" office:value-type="float" office:value="0.1873272" calcext:value-type="float">
            <text:p>0.18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76" calcext:value-type="float">
            <text:p>12376</text:p>
          </table:table-cell>
          <table:table-cell table:style-name="ce9" office:value-type="float" office:value="0.1216871" calcext:value-type="float">
            <text:p>0.1216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style-name="ce9" office:value-type="float" office:value="0.182801" calcext:value-type="float">
            <text:p>0.182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table:style-name="ce9" office:value-type="float" office:value="0.1855697" calcext:value-type="float">
            <text:p>0.1855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table:style-name="ce9" office:value-type="float" office:value="0.119248" calcext:value-type="float">
            <text:p>0.119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table:style-name="ce9" office:value-type="float" office:value="0.09520725" calcext:value-type="float">
            <text:p>0.0952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80900" calcext:value-type="float">
            <text:p>2780900</text:p>
          </table:table-cell>
          <table:table-cell table:style-name="ce9" office:value-type="float" office:value="0.1293952" calcext:value-type="float">
            <text:p>0.129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06233" calcext:value-type="float">
            <text:p>506233</text:p>
          </table:table-cell>
          <table:table-cell table:style-name="ce9" office:value-type="float" office:value="0.1540042" calcext:value-type="float">
            <text:p>0.154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style-name="ce9"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0.1684211" calcext:value-type="float">
            <text:p>0.1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style-name="ce9" office:value-type="float" office:value="0.1043478" calcext:value-type="float">
            <text:p>0.1043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475" calcext:value-type="float">
            <text:p>29475</text:p>
          </table:table-cell>
          <table:table-cell table:style-name="ce9" office:value-type="float" office:value="0.3713656" calcext:value-type="float">
            <text:p>0.3713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27287" calcext:value-type="float">
            <text:p>1927287</text:p>
          </table:table-cell>
          <table:table-cell table:style-name="ce9" office:value-type="float" office:value="0.03769496" calcext:value-type="float">
            <text:p>0.03769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43417" calcext:value-type="float">
            <text:p>243417</text:p>
          </table:table-cell>
          <table:table-cell table:style-name="ce9" office:value-type="float" office:value="0.08508034" calcext:value-type="float">
            <text:p>0.08508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0.3076923" calcext:value-type="float">
            <text:p>0.307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14" calcext:value-type="float">
            <text:p>11014</text:p>
          </table:table-cell>
          <table:table-cell table:style-name="ce9" office:value-type="float" office:value="0.2459597" calcext:value-type="float">
            <text:p>0.245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890" calcext:value-type="float">
            <text:p>42890</text:p>
          </table:table-cell>
          <table:table-cell table:style-name="ce9" office:value-type="float" office:value="0.02961063" calcext:value-type="float">
            <text:p>0.02961063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bserve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ource</text:p>
          </table:table-cell>
          <table:table-cell table:style-name="ce19" office:value-type="string" calcext:value-type="string" table:number-columns-spanned="2" table:number-rows-spanned="1">
            <text:p>Combo</text:p>
          </table:table-cell>
          <table:covered-table-cell/>
          <table:table-cell office:value-type="string" calcext:value-type="string">
            <text:p>&gt;0 count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pp_category</text:p>
          </table:table-cell>
          <table:table-cell office:value-type="string" calcext:value-type="string">
            <text:p>C15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* run device_model, cat for app</text:p>
          </table:table-cell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 run banner_pos, model for both</text:p>
          </table:table-cell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ce_type</text:p>
          </table:table-cell>
          <table:table-cell office:value-type="string" calcext:value-type="string">
            <text:p>C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eb mod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score f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ner – category</text:p>
          </table:table-cell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– category</text:p>
          </table:table-cell>
          <table:table-cell office:value-type="string" calcext:value-type="string">
            <text:p>device_model</text:p>
          </table:table-cell>
          <table:table-cell office:value-type="string" calcext:value-type="string">
            <text:p>C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2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 – sub category</text:p>
          </table:table-cell>
          <table:table-cell office:value-type="string" calcext:value-type="string">
            <text:p>site_category</text:p>
          </table:table-cell>
          <table:table-cell office:value-type="string" calcext:value-type="string">
            <text:p>C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3" number:min-integer-digits="1" number:grouping="true"/>
    </number:number-style>
    <number:number-style style:name="N124">
      <number:number number:decimal-places="1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4:13:55.0676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5-01-12T14:18:41.901350000</dc:date>
    <meta:editing-duration>PT23H32M42S</meta:editing-duration>
    <meta:editing-cycles>30</meta:editing-cycles>
    <meta:generator>LibreOffice/4.2.3.3$MacOSX_X86_64 LibreOffice_project/882f8a0a489bc99a9e60c7905a60226254cb6ff0</meta:generator>
    <meta:document-statistic meta:table-count="5" meta:cell-count="624" meta:object-count="0"/>
  </office:meta>
</office:document-meta>
</file>